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flectionTestUtilsTests.invokePrivateStaticVoidMethodWithArg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flectionTestUtilsTests.invokePublicStaticMethodWithoutArg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flectionTestUtilsTests.invokeSetterMethodWithNullValuesForNonPrimitiv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flectionTestUtilsTests.assertSetFieldAndGetFieldBehaviorForProxy( Person proxy , Person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flectionTestUtilsTests.setFieldAndGetFieldForStandardUseCa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lectionTestUtilsTests.invokeMethodSimulatingLifecycleEv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flectionTestUtilsTests.invokeStaticMethodWithEmptyMetho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flectionTestUtilsTests.invokeMethodWithPrimitiveVarArgsAsSingle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flectionTestUtilsTests.setStaticFieldViaClassWithExplici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flectionTestUtilsTests.setStaticFieldVia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flectionTestUtilsTests.invokeSetterMethodWithNullValueForPrimitiveL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lectionTestUtilsTests.invokeSetterMethodAndInvokeGetterMethodWithJavaBeanProperty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ReflectionTestUtilsTests.getFieldWithNullTar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flectionTestUtilsTests.invokeInitMethodBeforeAutowi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flectionTestUtilsTests.invokeMethodWithAutoboxingAndUnbox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flectionTestUtilsTests.setStaticFieldVia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flectionTestUtilsTests.invokeMethodWithIncompatibleArgument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flectionTestUtilsTests.setFieldWithNullTargetClas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flectionTestUtilsTests.setFieldOnLegacyEntityWithSideEffectsIn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flectionTestUtilsTests.invokeSetterMethodOnLegacyEntityWithSideEffectsIn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flectionTestUtilsTests.invokeMethodWithPrimitiveVar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flectionTestUtilsTests.setFieldWithNullNameAndNull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flectionTestUtilsTests.invokeMethodOnLegacyEntityWithSideEffectsIn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flectionTestUtilsTests.getFieldOnLegacyEntityWithSideEffectsIn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flectionTestUtilsTests.invokeSetterMethodWithNullValueForPrimitiveBool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lectionTestUtilsTests.setFieldWithWrong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flectionTestUtilsTests.invokeSetterMethodWithNullValueForPrimitive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lectionTestUtilsTests.invokeStaticMethodWithNullMetho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flectionTestUtilsTests.invokeSetterMethodAndInvokeGetterMethodWithExplicitMethod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ReflectionTestUtilsTests.getStaticFieldVia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flectionTestUtilsTests.setFieldWithNullTar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flectionTestUtilsTests.setFieldWithNullValueForPrimitive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lectionTestUtilsTests.getStaticFieldVia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flectionTestUtilsTests.invokeGetterMethodOnLegacyEntityWithSideEffectsIn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ReflectionTestUtilsTests.invokeMethodWithTooFewArg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flectionTestUtilsTests.invokePrivateStaticMethodWithoutArg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flectionTestUtilsTests.setFieldWithNullValueForPrimitiveBool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lectionTestUtilsTests.resetStaticFiel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flectionTestUtilsTests.setFieldAndGetFieldViaCglib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flectionTestUtilsTests.invokeStaticMethodWithNullTargetObjectAndNullTargetClas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flectionTestUtilsTests.setFieldWithBogu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flectionTestUtilsTests.setFieldAndGetFieldViaJdkDynamic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flectionTestUtilsTests.assertSetFieldAndGetFieldBehavior( Person pers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ReflectionTestUtilsTests.invokePublicStaticVoidMethodWithArg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flectionTestUtilsTests.setFieldWithNullValueForPrimitiveL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lectionTestUtilsTests.setFieldWithNullValuesForNonPrimitiv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flectionTestUtilsTests.invokeMethodWithTooManyArg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flectionTestUtilsTests.invokeStaticMethodWithNullTargetClas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flectionTestUtilsTests.getFieldWithNullTargetClas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